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F0000009C5F3F3B5395311C4D.png" manifest:media-type="image/png"/>
  <manifest:file-entry manifest:full-path="Pictures/100002010000010B0000009E38ACC2029BEBC518.png" manifest:media-type="image/png"/>
  <manifest:file-entry manifest:full-path="Pictures/100002010000010D0000009C63EA18C95082DEB0.png" manifest:media-type="image/png"/>
  <manifest:file-entry manifest:full-path="Pictures/1000020100000108000000A2D45C18E21C8C80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88cm" svg:y="-0.042cm" svg:width="9.405cm" svg:height="5.771cm" draw:z-index="0"><draw:image xlink:href="Pictures/100002010000010F0000009C5F3F3B5395311C4D.png" xlink:type="simple" xlink:show="embed" xlink:actuate="onLoad" loext:mime-type="image/png"/></draw:frame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1.118cm" svg:y="6.022cm" svg:width="9.172cm" svg:height="5.629cm" draw:z-index="2"><draw:image xlink:href="Pictures/1000020100000108000000A2D45C18E21C8C80EB.png" xlink:type="simple" xlink:show="embed" xlink:actuate="onLoad" loext:mime-type="image/png"/></draw:frame><draw:frame draw:style-name="fr1" draw:name="Image4" text:anchor-type="paragraph" svg:x="1.145cm" svg:y="12.615cm" svg:width="9.012cm" svg:height="5.226cm" draw:z-index="3"><draw:image xlink:href="Pictures/100002010000010D0000009C63EA18C95082DEB0.png" xlink:type="simple" xlink:show="embed" xlink:actuate="onLoad" loext:mime-type="image/png"/></draw:frame><draw:frame draw:style-name="fr1" draw:name="Image2" text:anchor-type="paragraph" svg:x="1.012cm" svg:y="0.034cm" svg:width="9.236cm" svg:height="5.465cm" draw:z-index="1"><draw:image xlink:href="Pictures/100002010000010B0000009E38ACC2029BEBC518.png" xlink:type="simple" xlink:show="embed" xlink:actuate="onLoad" loext:mime-type="image/png"/></draw:frame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24:21.661798891</meta:creation-date>
    <dc:date>2019-04-17T14:27:48.958879149</dc:date>
    <meta:editing-duration>PT3M29S</meta:editing-duration>
    <meta:editing-cycles>1</meta:editing-cycles>
    <meta:document-statistic meta:table-count="0" meta:image-count="4" meta:object-count="0" meta:page-count="1" meta:paragraph-count="2" meta:word-count="0" meta:character-count="9" meta:non-whitespace-character-count="0"/>
    <meta:generator>LibreOffice/6.0.7.3$Linux_X86_64 LibreOffice_project/00m0$Build-3</meta:generator>
  </office:meta>
</office:document-meta>
</file>